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tent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style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eXGyreHeros" svg:font-family="TeXGyreHeros" style:font-family-generic="modern" style:font-pitch="variable"/>
    <style:font-face style:name="TeXGyreTermes" svg:font-family="TeXGyreTermes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3" style:family="graphic" style:parent-style-name="standard">
      <style:graphic-properties loext:decorative="false"/>
    </style:style>
    <style:style style:name="pr1" style:family="presentation" style:parent-style-name="Default-title">
      <style:graphic-properties draw:auto-grow-height="true" fo:min-height="1.817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12.7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4" style:family="presentation" style:parent-style-name="Default-outline1">
      <style:graphic-properties fo:min-height="12.45cm" loext:decorative="false"/>
      <style:paragraph-properties style:writing-mode="lr-tb"/>
    </style:style>
    <style:style style:name="pr5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6" style:family="presentation" style:parent-style-name="Default-subtitle">
      <style:graphic-properties draw:fill-color="#ffffff" fo:min-height="6.303cm" loext:decorative="false"/>
      <style:paragraph-properties style:writing-mode="lr-tb"/>
    </style:style>
    <style:style style:name="pr7" style:family="presentation" style:parent-style-name="Default-title">
      <style:graphic-properties fo:min-height="1.817cm" loext:decorative="false"/>
      <style:paragraph-properties style:writing-mode="lr-tb"/>
    </style:style>
    <style:style style:name="co1" style:family="table-column">
      <style:table-column-properties style:column-width="3.662cm" style:use-optimal-column-width="false"/>
    </style:style>
    <style:style style:name="co2" style:family="table-column">
      <style:table-column-properties style:column-width="2.447cm" style:use-optimal-column-width="false"/>
    </style:style>
    <style:style style:name="co3" style:family="table-column">
      <style:table-column-properties style:column-width="2.446cm" style:use-optimal-column-width="false"/>
    </style:style>
    <style:style style:name="ro1" style:family="table-row">
      <style:table-row-properties style:row-height="1.111cm" style:use-optimal-row-height="false"/>
    </style:style>
    <style:style style:name="ro2" style:family="table-row">
      <style:table-row-properties style:row-height="0.962cm" style:use-optimal-row-height="false"/>
    </style:style>
    <style:style style:name="ce1" style:family="table-cell">
      <loext:graphic-properties draw:textarea-vertical-align="middle" fo:padding-top="0cm" fo:padding-bottom="0cm" fo:padding-left="0cm" fo:padding-right="0cm"/>
      <style:paragraph-properties fo:margin-top="0cm" fo:margin-bottom="0cm" fo:line-height="100%" fo:text-align="center" fo:border="0.28pt solid #666666"/>
      <style:text-properties style:font-name="TeXGyreHeros" fo:font-size="28pt" fo:font-weight="bold" style:font-size-asian="28pt" style:font-weight-asian="bold" style:font-size-complex="28pt" style:font-weight-complex="bold"/>
    </style:style>
    <style:style style:name="ce2" style:family="table-cell">
      <loext:graphic-properties draw:textarea-vertical-align="middle" fo:padding-top="0cm" fo:padding-bottom="0cm" fo:padding-left="0cm" fo:padding-right="0cm"/>
      <style:paragraph-properties fo:margin-top="0cm" fo:margin-bottom="0cm" fo:line-height="100%" fo:text-align="center" fo:border="0.28pt solid #666666"/>
      <style:text-properties style:font-name="TeXGyreTermes" fo:font-size="28pt" style:font-size-asian="28pt" style:font-size-complex="28pt"/>
    </style:style>
    <style:style style:name="ce3" style:family="table-cell">
      <loext:graphic-properties draw:textarea-vertical-align="middle" fo:padding-top="0cm" fo:padding-bottom="0cm" fo:padding-left="0cm" fo:padding-right="0cm"/>
      <style:paragraph-properties fo:margin-top="0cm" fo:margin-bottom="0cm" fo:line-height="100%" fo:text-align="center" fo:border="0.28pt solid #666666"/>
      <style:text-properties style:font-name="TeXGyreHeros" fo:font-size="16pt" fo:font-weight="bold" style:font-size-asian="16pt" style:font-weight-asian="bold" style:font-size-complex="16pt" style:font-weight-complex="bold"/>
    </style:style>
    <style:style style:name="ce4" style:family="table-cell">
      <loext:graphic-properties draw:textarea-vertical-align="middle" fo:padding-top="0cm" fo:padding-bottom="0cm" fo:padding-left="0cm" fo:padding-right="0cm"/>
      <style:paragraph-properties fo:margin-top="0cm" fo:margin-bottom="0cm" fo:line-height="100%" fo:text-align="center" fo:border="0.28pt solid #666666"/>
      <style:text-properties style:font-name="TeXGyreHeros" fo:font-size="16pt" style:font-size-asian="16pt" style:font-size-complex="16pt"/>
    </style:style>
    <style:style style:name="ce5" style:family="table-cell">
      <loext:graphic-properties draw:textarea-vertical-align="middle" fo:padding-top="0cm" fo:padding-bottom="0cm" fo:padding-left="0cm" fo:padding-right="0cm"/>
      <style:paragraph-properties fo:margin-top="0cm" fo:margin-bottom="0cm" fo:line-height="100%" fo:text-align="center" fo:border="0.28pt solid #666666"/>
      <style:text-properties style:font-name="TeXGyreTermes" fo:font-size="16pt" style:font-size-asian="16pt" style:font-size-complex="16pt"/>
    </style:style>
    <style:style style:name="P1" style:family="paragraph">
      <loext:graphic-properties draw:fill-color="#ffffff"/>
      <style:text-properties style:font-name="TeXGyreHeros" fo:font-size="60pt" style:font-size-asian="60pt" style:font-size-complex="60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style:font-name="TeXGyreHeros" fo:font-size="48pt" style:font-size-asian="48pt" style:font-size-complex="48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cm" fo:margin-bottom="0cm" fo:text-indent="0cm"/>
      <style:text-properties fo:font-size="28pt" style:font-size-asian="28pt" style:font-size-complex="28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paragraph-properties fo:margin-top="0cm" fo:margin-bottom="0cm" fo:line-height="100%" fo:text-align="center"/>
      <style:text-properties style:font-name="TeXGyreHeros" fo:font-size="28pt" fo:font-weight="bold" style:font-size-asian="28pt" style:font-weight-asian="bold" style:font-size-complex="28pt" style:font-weight-complex="bold"/>
    </style:style>
    <style:style style:name="P9" style:family="paragraph">
      <style:paragraph-properties fo:margin-top="0cm" fo:margin-bottom="0cm" fo:line-height="100%" fo:text-align="center"/>
      <style:text-properties style:font-name="TeXGyreTermes" fo:font-size="28pt" style:font-size-asian="28pt" style:font-size-complex="28pt"/>
    </style:style>
    <style:style style:name="P10" style:family="paragraph">
      <style:paragraph-properties fo:margin-left="0cm" fo:margin-right="0cm" fo:margin-top="0cm" fo:margin-bottom="0cm" fo:text-indent="0cm"/>
    </style:style>
    <style:style style:name="P11" style:family="paragraph">
      <style:paragraph-properties fo:margin-top="0cm" fo:margin-bottom="0cm" fo:line-height="100%" fo:text-align="center"/>
      <style:text-properties style:font-name="TeXGyreHeros" fo:font-size="16pt" fo:font-weight="bold" style:font-size-asian="16pt" style:font-weight-asian="bold" style:font-size-complex="16pt" style:font-weight-complex="bold"/>
    </style:style>
    <style:style style:name="P12" style:family="paragraph">
      <style:paragraph-properties fo:margin-top="0cm" fo:margin-bottom="0cm" fo:line-height="100%" fo:text-align="center"/>
      <style:text-properties style:font-name="TeXGyreHeros" fo:font-size="16pt" style:font-size-asian="16pt" style:font-size-complex="16pt"/>
    </style:style>
    <style:style style:name="P13" style:family="paragraph">
      <style:paragraph-properties fo:margin-top="0cm" fo:margin-bottom="0cm" fo:line-height="100%" fo:text-align="center"/>
      <style:text-properties style:font-name="TeXGyreTermes" fo:font-size="16pt" style:font-size-asian="16pt" style:font-size-complex="16pt"/>
    </style:style>
    <style:style style:name="T1" style:family="text">
      <style:text-properties style:font-name="TeXGyreHeros" fo:font-size="60pt" style:font-size-asian="60pt" style:font-size-complex="60pt"/>
    </style:style>
    <style:style style:name="T2" style:family="text">
      <style:text-properties style:font-name="TeXGyreHeros" fo:font-size="48pt" style:font-size-asian="48pt" style:font-size-complex="48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TeXGyreTermes" fo:font-size="28pt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TeXGyreHeros"/>
    </style:style>
    <style:style style:name="T6" style:family="text">
      <style:text-properties style:font-name="TeXGyreTermes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TeXGyreTermes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TeXGyreHeros" fo:font-size="16pt" fo:font-weight="bold" style:font-size-asian="16pt" style:font-weight-asian="bold" style:font-size-complex="16pt" style:font-weight-complex="bold"/>
    </style:style>
    <style:style style:name="T9" style:family="text">
      <style:text-properties style:font-name="TeXGyreHeros" fo:font-size="16pt" style:font-size-asian="16pt" style:font-size-complex="16pt"/>
    </style:style>
    <style:style style:name="T10" style:family="text">
      <style:text-properties style:font-name="TeXGyreTermes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Access for free at https://openstax.org/books/introductory-statistics/pages/1-introduction</presentation:footer-decl>
      <draw:page draw:name="page1" draw:style-name="dp1" draw:master-page-name="Default" presentation:presentation-page-layout-name="AL1T0" presentation:use-footer-name="ftr1">
        <draw:frame presentation:style-name="pr1" draw:layer="layout" svg:width="25.199cm" svg:height="1.817cm" svg:x="1.4cm" svg:y="0.317cm" presentation:class="title" presentation:user-transformed="true">
          <draw:text-box>
            <text:p>Statistics</text:p>
          </draw:text-box>
        </draw:frame>
        <draw:frame presentation:style-name="pr2" draw:text-style-name="P1" draw:layer="layout" svg:width="25.199cm" svg:height="12.7cm" svg:x="1.4cm" svg:y="1.905cm" presentation:class="subtitle" presentation:user-transformed="true">
          <draw:text-box>
            <text:p><text:span text:style-name="T1">Expected Value and Standard Deviatio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>
        <draw:frame presentation:style-name="pr1" draw:layer="layout" svg:width="25.199cm" svg:height="1.817cm" svg:x="1.4cm" svg:y="0.317cm" presentation:class="title">
          <draw:text-box>
            <text:p>Overview</text:p>
          </draw:text-box>
        </draw:frame>
        <draw:frame presentation:style-name="pr4" draw:layer="layout" svg:width="25.199cm" svg:height="12.7cm" svg:x="1.4cm" svg:y="1.905cm" presentation:class="outline">
          <draw:text-box>
            <text:list text:style-name="L2">
              <text:list-item>
                <text:p>Formulas</text:p>
              </text:list-item>
              <text:list-item>
                <text:p>Exampl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2" presentation:use-footer-name="ftr1">
        <draw:frame presentation:style-name="pr6" draw:text-style-name="P3" draw:layer="layout" svg:width="25.199cm" svg:height="6.303cm" svg:x="1.4cm" svg:y="0.546cm" presentation:class="subtitle">
          <draw:text-box>
            <text:p><text:span text:style-name="T2">Formula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>
        <draw:frame presentation:style-name="pr1" draw:layer="layout" svg:width="25.199cm" svg:height="1.817cm" svg:x="1.4cm" svg:y="0.317cm" presentation:class="title">
          <draw:text-box>
            <text:p>Expected Value and Standard Deviation</text:p>
          </draw:text-box>
        </draw:frame>
        <draw:frame presentation:style-name="pr4" draw:layer="layout" svg:width="25.199cm" svg:height="12.7cm" svg:x="1.4cm" svg:y="1.905cm" presentation:class="outline">
          <draw:text-box>
            <text:list text:style-name="L2">
              <text:list-item>
                <text:p>Expected value and standard deviation of a discrete probability function are related to mean and standard deviation of a sample.</text:p>
              </text:list-item>
              <text:list-item>
                <text:p>If you repeat an experiment several times with a known distribution, you can predict the mean and standard deviation of the resulting sample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>
        <draw:frame presentation:style-name="pr7" draw:layer="layout" svg:width="25.199cm" svg:height="1.817cm" svg:x="1.4cm" svg:y="0.316cm" presentation:class="title" presentation:user-transformed="true">
          <draw:text-box>
            <text:p><text:span text:style-name="T3">Formulas – Expected Value and Standard Deviation</text:span></text:p>
          </draw:text-box>
        </draw:frame>
        <draw:frame presentation:style-name="pr4" draw:layer="layout" svg:width="25.199cm" svg:height="12.7cm" svg:x="1.4cm" svg:y="1.905cm" presentation:class="outline">
          <draw:text-box>
            <text:list text:style-name="L2">
              <text:list-item>
                <text:p>Expected value of a discrete probability function</text:p>
                <text:p/>
                <text:p/>
              </text:list-item>
              <text:list-item>
                <text:p>Standard deviation of a discrete probability function</text:p>
              </text:list-item>
            </text:list>
          </draw:text-box>
        </draw:frame>
        <draw:frame draw:style-name="gr2" draw:text-style-name="P4" draw:layer="layout" svg:width="11.034cm" svg:height="3.125cm" svg:x="8.924cm" svg:y="8.28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" draw:text-style-name="P4" draw:layer="layout" svg:width="7.42cm" svg:height="2.606cm" svg:x="11.045cm" svg:y="3.69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2" presentation:use-footer-name="ftr1">
        <draw:frame presentation:style-name="pr6" draw:text-style-name="P3" draw:layer="layout" svg:width="25.199cm" svg:height="6.303cm" svg:x="1.4cm" svg:y="0.546cm" presentation:class="subtitle">
          <draw:text-box>
            <text:p><text:span text:style-name="T2">Example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3" presentation:use-footer-name="ftr1">
        <draw:frame presentation:style-name="pr7" draw:layer="layout" svg:width="11.935cm" svg:height="1.817cm" svg:x="1.4cm" svg:y="0.317cm" presentation:class="title" presentation:user-transformed="true">
          <draw:text-box>
            <text:p>Example 1</text:p>
          </draw:text-box>
        </draw:frame>
        <draw:frame presentation:style-name="pr4" draw:text-style-name="P7" draw:layer="layout" svg:width="12.297cm" svg:height="4.569cm" svg:x="1.4cm" svg:y="1.905cm" presentation:class="outline" presentation:user-transformed="true">
          <draw:text-box>
            <text:list text:style-name="L2">
              <text:list-header>
                <text:p text:style-name="P6"><text:span text:style-name="T4">Find the expected value and standard deviation for the distribution below.</text:span></text:p>
              </text:list-header>
            </text:list>
          </draw:text-box>
        </draw:frame>
        <draw:frame draw:style-name="gr3" draw:layer="layout" svg:width="7.323cm" svg:height="6.686cm" svg:x="3.526cm" svg:y="6.898cm">
          <table:table table:template-name="black-gray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8"><text:span text:style-name="T5">n</text:span></text:p>
              </table:table-cell>
              <table:table-cell>
                <text:p text:style-name="P8"><text:span text:style-name="T5">P(X=n)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6">2</text:span></text:p>
              </table:table-cell>
              <table:table-cell>
                <text:p text:style-name="P9"><text:span text:style-name="T6">0.1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6">4</text:span></text:p>
              </table:table-cell>
              <table:table-cell>
                <text:p text:style-name="P9"><text:span text:style-name="T6">0.3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6">6</text:span></text:p>
              </table:table-cell>
              <table:table-cell>
                <text:p text:style-name="P9"><text:span text:style-name="T6">0.4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6">8</text:span></text:p>
              </table:table-cell>
              <table:table-cell>
                <text:p text:style-name="P9"><text:span text:style-name="T6">0.2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3" presentation:use-footer-name="ftr1">
        <draw:frame presentation:style-name="pr7" draw:layer="layout" svg:width="11.935cm" svg:height="1.817cm" svg:x="1.4cm" svg:y="0.317cm" presentation:class="title" presentation:user-transformed="true">
          <draw:text-box>
            <text:p>Example 1b</text:p>
          </draw:text-box>
        </draw:frame>
        <draw:frame presentation:style-name="pr4" draw:layer="layout" svg:width="12.297cm" svg:height="4.445cm" svg:x="1.4cm" svg:y="1.905cm" presentation:class="outline" presentation:user-transformed="true">
          <draw:text-box>
            <text:list text:style-name="L2">
              <text:list-header>
                <text:p text:style-name="P10"><text:span text:style-name="T7">A company wants to evaluate its attrition rate, in other words, how long new hires stay with the company. Over the years, they have established the following probability distribution.</text:span></text:p>
              </text:list-header>
            </text:list>
          </draw:text-box>
        </draw:frame>
        <draw:frame draw:style-name="gr3" draw:layer="layout" svg:width="4.892cm" svg:height="7.844cm" svg:x="1.457cm" svg:y="6.394cm">
          <table:table table:template-name="black-gray" table:use-first-row-styles="true" table:use-banding-rows-styles="true">
            <table:table-column table:style-name="co2"/>
            <table:table-column table:style-name="co3"/>
            <table:table-row table:style-name="ro1">
              <table:table-cell table:style-name="ce3">
                <text:p text:style-name="P11"><text:span text:style-name="T8">n</text:span></text:p>
              </table:table-cell>
              <table:table-cell table:style-name="ce4">
                <text:p text:style-name="P12"><text:span text:style-name="T9">P(X=n)</text:span></text:p>
              </table:table-cell>
            </table:table-row>
            <table:table-row table:style-name="ro2" table:default-cell-style-name="ce5">
              <table:table-cell>
                <text:p text:style-name="P13"><text:span text:style-name="T10">0</text:span></text:p>
              </table:table-cell>
              <table:table-cell>
                <text:p text:style-name="P13"><text:span text:style-name="T10">0.12</text:span></text:p>
              </table:table-cell>
            </table:table-row>
            <table:table-row table:style-name="ro2" table:default-cell-style-name="ce5">
              <table:table-cell>
                <text:p text:style-name="P13"><text:span text:style-name="T10">1</text:span></text:p>
              </table:table-cell>
              <table:table-cell>
                <text:p text:style-name="P13"><text:span text:style-name="T10">0.18</text:span></text:p>
              </table:table-cell>
            </table:table-row>
            <table:table-row table:style-name="ro2" table:default-cell-style-name="ce5">
              <table:table-cell>
                <text:p text:style-name="P13"><text:span text:style-name="T10">2</text:span></text:p>
              </table:table-cell>
              <table:table-cell>
                <text:p text:style-name="P13"><text:span text:style-name="T10">0.30</text:span></text:p>
              </table:table-cell>
            </table:table-row>
            <table:table-row table:style-name="ro2" table:default-cell-style-name="ce5">
              <table:table-cell>
                <text:p text:style-name="P13"><text:span text:style-name="T10">3</text:span></text:p>
              </table:table-cell>
              <table:table-cell>
                <text:p text:style-name="P13"><text:span text:style-name="T10">0.15</text:span></text:p>
              </table:table-cell>
            </table:table-row>
            <table:table-row table:style-name="ro2" table:default-cell-style-name="ce5">
              <table:table-cell>
                <text:p text:style-name="P13"><text:span text:style-name="T10">4</text:span></text:p>
              </table:table-cell>
              <table:table-cell/>
            </table:table-row>
            <table:table-row table:style-name="ro2" table:default-cell-style-name="ce5">
              <table:table-cell>
                <text:p text:style-name="P13"><text:span text:style-name="T10">5</text:span></text:p>
              </table:table-cell>
              <table:table-cell>
                <text:p text:style-name="P13"><text:span text:style-name="T10">0.10</text:span></text:p>
              </table:table-cell>
            </table:table-row>
            <table:table-row table:style-name="ro2" table:default-cell-style-name="ce5">
              <table:table-cell>
                <text:p text:style-name="P13"><text:span text:style-name="T10">6</text:span></text:p>
              </table:table-cell>
              <table:table-cell>
                <text:p text:style-name="P13"><text:span text:style-name="T10">0.05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4" draw:layer="layout" svg:width="6.384cm" svg:height="1.146cm" svg:x="6.889cm" svg:y="6.3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3" presentation:use-footer-name="ftr1">
        <draw:frame presentation:style-name="pr7" draw:layer="layout" svg:width="11.935cm" svg:height="1.817cm" svg:x="1.4cm" svg:y="0.317cm" presentation:class="title" presentation:user-transformed="true">
          <draw:text-box>
            <text:p>Example 1c</text:p>
          </draw:text-box>
        </draw:frame>
        <draw:frame presentation:style-name="pr4" draw:layer="layout" svg:width="12.297cm" svg:height="4.445cm" svg:x="1.4cm" svg:y="1.905cm" presentation:class="outline" presentation:user-transformed="true">
          <draw:text-box>
            <text:list text:style-name="L2">
              <text:list-header>
                <text:p text:style-name="P10"><text:span text:style-name="T7">A company wants to evaluate its attrition rate, in other words, how long new hires stay with the company. Over the years, they have established the following probability distribution.</text:span></text:p>
              </text:list-header>
            </text:list>
          </draw:text-box>
        </draw:frame>
        <draw:frame draw:style-name="gr3" draw:layer="layout" svg:width="4.892cm" svg:height="7.844cm" svg:x="1.457cm" svg:y="6.394cm">
          <table:table table:template-name="black-gray" table:use-first-row-styles="true" table:use-banding-rows-styles="true">
            <table:table-column table:style-name="co2"/>
            <table:table-column table:style-name="co3"/>
            <table:table-row table:style-name="ro1">
              <table:table-cell table:style-name="ce3">
                <text:p text:style-name="P11"><text:span text:style-name="T8">n</text:span></text:p>
              </table:table-cell>
              <table:table-cell table:style-name="ce4">
                <text:p text:style-name="P12"><text:span text:style-name="T9">P(X=n)</text:span></text:p>
              </table:table-cell>
            </table:table-row>
            <table:table-row table:style-name="ro2" table:default-cell-style-name="ce5">
              <table:table-cell>
                <text:p text:style-name="P13"><text:span text:style-name="T10">0</text:span></text:p>
              </table:table-cell>
              <table:table-cell>
                <text:p text:style-name="P13"><text:span text:style-name="T10">0.12</text:span></text:p>
              </table:table-cell>
            </table:table-row>
            <table:table-row table:style-name="ro2" table:default-cell-style-name="ce5">
              <table:table-cell>
                <text:p text:style-name="P13"><text:span text:style-name="T10">1</text:span></text:p>
              </table:table-cell>
              <table:table-cell>
                <text:p text:style-name="P13"><text:span text:style-name="T10">0.18</text:span></text:p>
              </table:table-cell>
            </table:table-row>
            <table:table-row table:style-name="ro2" table:default-cell-style-name="ce5">
              <table:table-cell>
                <text:p text:style-name="P13"><text:span text:style-name="T10">2</text:span></text:p>
              </table:table-cell>
              <table:table-cell>
                <text:p text:style-name="P13"><text:span text:style-name="T10">0.30</text:span></text:p>
              </table:table-cell>
            </table:table-row>
            <table:table-row table:style-name="ro2" table:default-cell-style-name="ce5">
              <table:table-cell>
                <text:p text:style-name="P13"><text:span text:style-name="T10">3</text:span></text:p>
              </table:table-cell>
              <table:table-cell>
                <text:p text:style-name="P13"><text:span text:style-name="T10">0.15</text:span></text:p>
              </table:table-cell>
            </table:table-row>
            <table:table-row table:style-name="ro2" table:default-cell-style-name="ce5">
              <table:table-cell>
                <text:p text:style-name="P13"><text:span text:style-name="T10">4</text:span></text:p>
              </table:table-cell>
              <table:table-cell/>
            </table:table-row>
            <table:table-row table:style-name="ro2" table:default-cell-style-name="ce5">
              <table:table-cell>
                <text:p text:style-name="P13"><text:span text:style-name="T10">5</text:span></text:p>
              </table:table-cell>
              <table:table-cell>
                <text:p text:style-name="P13"><text:span text:style-name="T10">0.10</text:span></text:p>
              </table:table-cell>
            </table:table-row>
            <table:table-row table:style-name="ro2" table:default-cell-style-name="ce5">
              <table:table-cell>
                <text:p text:style-name="P13"><text:span text:style-name="T10">6</text:span></text:p>
              </table:table-cell>
              <table:table-cell>
                <text:p text:style-name="P13"><text:span text:style-name="T10">0.05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" draw:text-style-name="P4" draw:layer="layout" svg:width="6.375cm" svg:height="1.146cm" svg:x="6.889cm" svg:y="6.3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eXGyreHeros" svg:font-family="TeXGyreHeros" style:font-family-generic="modern" style:font-pitch="variable"/>
    <style:font-face style:name="TeXGyreTermes" svg:font-family="TeXGyreTermes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cm" fo:margin-bottom="0cm"/>
      <style:text-properties fo:font-variant="normal" fo:text-transform="none" style:use-window-font-color="true" loext:opacity="0%" style:text-outline="false" style:text-line-through-style="none" style:text-line-through-type="none" style:font-name="TeXGyreTermes" fo:font-family="TeXGyreTermes" style:font-family-generic="moder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cm"/>
      <style:text-properties style:font-name="TeXGyreTermes" fo:font-family="TeXGyreTermes" style:font-family-generic="modern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cm"/>
      <style:text-properties style:font-name="TeXGyreTermes" fo:font-family="TeXGyreTermes" style:font-family-generic="moder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cm"/>
      <style:text-properties style:font-name="TeXGyreTermes" fo:font-family="TeXGyreTermes" style:font-family-generic="moder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cm"/>
      <style:text-properties style:font-name="TeXGyreTermes" fo:font-family="TeXGyreTermes" style:font-family-generic="moder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cm"/>
      <style:text-properties style:font-name="TeXGyreTermes" fo:font-family="TeXGyreTermes" style:font-family-generic="moder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cm"/>
      <style:text-properties style:font-name="TeXGyreTermes" fo:font-family="TeXGyreTermes" style:font-family-generic="moder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TeXGyreHeros" fo:font-family="TeXGyreHeros" style:font-family-generic="modern" style:font-pitch="variable" fo:font-size="3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6pt" style:font-style-asian="normal" style:font-weight-asian="normal" style:font-name-complex="Lucida Sans" style:font-family-complex="'Lucida Sans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TeXGyreTerme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1.359cm" svg:x="1.4cm" svg:y="0.546cm" presentation:class="title" presentation:placeholder="true">
        <draw:text-box/>
      </draw:frame>
      <draw:frame presentation:style-name="Default-outline1" draw:layer="backgroundobjects" svg:width="25.199cm" svg:height="12.7cm" svg:x="1.4cm" svg:y="1.905cm" presentation:class="outline" presentation:placeholder="true">
        <draw:text-box/>
      </draw:frame>
      <draw:frame presentation:style-name="Mpr1" draw:text-style-name="MP2" draw:layer="backgroundobjects" svg:width="2.41cm" svg:height="0.828cm" svg:x="1.4cm" svg:y="14.60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20.32cm" svg:height="0.828cm" svg:x="3.81cm" svg:y="14.605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2.469cm" svg:height="0.828cm" svg:x="24.13cm" svg:y="14.60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2-11T00:41:53.765000000</meta:creation-date>
    <dc:title>Math Video</dc:title>
    <meta:editing-duration>PT35M8S</meta:editing-duration>
    <meta:editing-cycles>8</meta:editing-cycles>
    <meta:generator>LibreOffice/24.2.0.3$Windows_X86_64 LibreOffice_project/da48488a73ddd66ea24cf16bbc4f7b9c08e9bea1</meta:generator>
    <dc:date>2024-02-11T15:27:16.572000000</dc:date>
    <meta:print-date>2024-02-11T15:27:34.621000000</meta:print-date>
    <meta:printed-by>PDF files</meta:printed-by>
    <meta:document-statistic meta:object-count="62"/>
  </office:meta>
</office:document-meta>
</file>

<file path=Object 2/content.xml><?xml version="1.0" encoding="utf-8"?>
<math xmlns="http://www.w3.org/1998/Math/MathML" display="block">
  <semantics>
    <mrow>
      <mtext>Calculate</mtext>
      <mi>P</mi>
      <mrow>
        <mo fence="true" form="prefix" stretchy="false">(</mo>
        <mrow>
          <mrow>
            <mi>X</mi>
            <mo stretchy="false">≥</mo>
            <mn>5</mn>
          </mrow>
        </mrow>
        <mo fence="true" form="postfix" stretchy="false">)</mo>
      </mrow>
    </mrow>
    <annotation encoding="StarMath 5.0">"Calculate" P( X &gt;= 5 )</annotation>
  </semantics>
</math>
</file>

<file path=Object 3/content.xml><?xml version="1.0" encoding="utf-8"?>
<math xmlns="http://www.w3.org/1998/Math/MathML" display="block">
  <semantics>
    <mrow>
      <mtext>Calculate</mtext>
      <mi>P</mi>
      <mrow>
        <mo fence="true" form="prefix" stretchy="false">(</mo>
        <mrow>
          <mrow>
            <mi>X</mi>
            <mo stretchy="false">≤</mo>
            <mn>3</mn>
          </mrow>
        </mrow>
        <mo fence="true" form="postfix" stretchy="false">)</mo>
      </mrow>
    </mrow>
    <annotation encoding="StarMath 5.0">"Calculate" P( X &lt;= 3 )</annotation>
  </semantics>
</math>
</file>

<file path=Object 5/content.xml><?xml version="1.0" encoding="utf-8"?>
<math xmlns="http://www.w3.org/1998/Math/MathML" display="block">
  <semantics>
    <mrow>
      <mi>μ</mi>
      <mo stretchy="false">=</mo>
      <mrow>
        <munder>
          <mo stretchy="false">∑</mo>
          <mrow>
            <mi>x</mi>
            <mo stretchy="false">∈</mo>
            <mi>S</mi>
          </mrow>
        </munder>
        <mrow>
          <mo fence="true" form="prefix" stretchy="true">(</mo>
          <mrow>
            <mrow>
              <mrow>
                <mi>x</mi>
                <mo stretchy="false">⋅</mo>
                <mi>P</mi>
              </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row>
          <mo fence="true" form="postfix" stretchy="true">)</mo>
        </mrow>
      </mrow>
    </mrow>
    <annotation encoding="StarMath 5.0">%mu = sum from { x in S } left(x cdot P(x) right)</annotation>
  </semantics>
</math>
</file>

<file path=Object 6/content.xml><?xml version="1.0" encoding="utf-8"?>
<math xmlns="http://www.w3.org/1998/Math/MathML" display="block">
  <semantics>
    <mrow>
      <mi>σ</mi>
      <mo stretchy="false">=</mo>
      <msqrt>
        <mrow>
          <munder>
            <mo stretchy="false">∑</mo>
            <mrow>
              <mi>x</mi>
              <mo stretchy="false">∈</mo>
              <mi>S</mi>
            </mrow>
          </munder>
          <mrow>
            <mo fence="true" form="prefix" stretchy="true">[</mo>
            <mrow>
              <mrow>
                <mrow>
                  <msup>
                    <mrow>
                      <mo fence="true" form="prefix" stretchy="true">(</mo>
                      <mrow>
                        <mrow>
                          <mi>x</mi>
                          <mo stretchy="false">−</mo>
                          <mi>μ</mi>
                        </mrow>
                      </mrow>
                      <mo fence="true" form="postfix" stretchy="true">)</mo>
                    </mrow>
                    <mn>2</mn>
                  </msup>
                  <mo stretchy="false">⋅</mo>
                  <mi>P</mi>
                </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</mrow>
            </mrow>
            <mo fence="true" form="postfix" stretchy="true">]</mo>
          </mrow>
        </mrow>
      </msqrt>
    </mrow>
    <annotation encoding="StarMath 5.0">%sigma = sqrt{ sum from { x in S } left[ left(x - %mu right) ^ 2 cdot P( x ) right] }</annotation>
  </semantics>
</math>
</file>